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/>
    <style:style style:name="co1" style:family="table-column">
      <style:table-column-properties fo:break-before="auto" style:column-width="2.98979166666667cm" style:use-optimal-column-width="true"/>
    </style:style>
    <style:style style:name="co2" style:family="table-column">
      <style:table-column-properties fo:break-before="auto" style:column-width="4.33916666666667cm" style:use-optimal-column-width="true"/>
    </style:style>
    <style:style style:name="co3" style:family="table-column">
      <style:table-column-properties fo:break-before="auto" style:column-width="3.30729166666667cm" style:use-optimal-column-width="true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3.571875cm"/>
    </style:style>
    <style:style style:name="co8" style:family="table-column">
      <style:table-column-properties fo:break-before="auto" style:column-width="3.36020833333333cm"/>
    </style:style>
    <style:style style:name="co9" style:family="table-column">
      <style:table-column-properties fo:break-before="auto" style:column-width="4.33916666666667cm"/>
    </style:style>
    <style:style style:name="co10" style:family="table-column">
      <style:table-column-properties fo:break-before="auto" style:column-width="3.12208333333333cm"/>
    </style:style>
    <style:style style:name="co11" style:family="table-column">
      <style:table-column-properties fo:break-before="auto" style:column-width="4.39208333333333cm"/>
    </style:style>
    <style:style style:name="co12" style:family="table-column">
      <style:table-column-properties fo:break-before="auto" style:column-width="2.80458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sul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1">
            <text:p>ConstituencyName</text:p>
          </table:table-cell>
          <table:table-cell office:value-type="string" table:style-name="ce1">
            <text:p>RegisteredVoters</text:p>
          </table:table-cell>
          <table:table-cell office:value-type="string" table:style-name="ce1">
            <text:p>Democratic Alliance Party</text:p>
          </table:table-cell>
          <table:table-cell office:value-type="string" table:style-name="ce1">
            <text:p>Freedom Party</text:p>
          </table:table-cell>
          <table:table-cell office:value-type="string" table:style-name="ce1">
            <text:p>People's Party</text:p>
          </table:table-cell>
          <table:table-cell office:value-type="string" table:style-name="ce1">
            <text:p>Total Votes</text:p>
          </table:table-cell>
          <table:table-cell office:value-type="string" table:style-name="ce2">
            <text:p>Percent Turnout<text:s/></text:p>
          </table:table-cell>
          <table:table-cell office:value-type="string" table:style-name="ce1">
            <text:p>Winner<text:s/>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nguilla</text:p>
          </table:table-cell>
          <table:table-cell office:value-type="float" office:value="10000" table:style-name="ce1">
            <text:p>10000</text:p>
          </table:table-cell>
          <table:table-cell office:value-type="float" office:value="2300" table:style-name="ce1">
            <text:p>2300</text:p>
          </table:table-cell>
          <table:table-cell office:value-type="float" office:value="4500" table:style-name="ce1">
            <text:p>4500</text:p>
          </table:table-cell>
          <table:table-cell office:value-type="float" office:value="1029" table:style-name="ce1">
            <text:p>1029</text:p>
          </table:table-cell>
          <table:table-cell office:value-type="float" office:value="7829" table:formula="of:=SUM([.C2:.E2])" table:style-name="ce1">
            <text:p>7829</text:p>
          </table:table-cell>
          <table:table-cell office:value-type="float" office:value="0.78290000000000004" table:formula="of:=[.F2]/[.B2]" table:style-name="ce1">
            <text:p>0.7829</text:p>
          </table:table-cell>
          <table:table-cell office:value-type="string" office:string-value="Freedom Party" table:formula="of:=IF([.C2]=MAX([.C2:.E2]);&quot;Democratic Alliance Party&quot;;IF([.D2]=MAX([.C2:.E2]);&quot;Freedom Party&quot;;&quot;People's Party&quot;))" table:style-name="ce1">
            <text:p>Freedom Party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ntigua – East</text:p>
          </table:table-cell>
          <table:table-cell office:value-type="float" office:value="12300" table:style-name="ce1">
            <text:p>12300</text:p>
          </table:table-cell>
          <table:table-cell office:value-type="float" office:value="7590" table:style-name="ce1">
            <text:p>7590</text:p>
          </table:table-cell>
          <table:table-cell office:value-type="float" office:value="1203" table:style-name="ce1">
            <text:p>1203</text:p>
          </table:table-cell>
          <table:table-cell office:value-type="float" office:value="2300" table:style-name="ce1">
            <text:p>2300</text:p>
          </table:table-cell>
          <table:table-cell office:value-type="float" office:value="11093" table:formula="of:=SUM([.C3:.E3])" table:style-name="ce1">
            <text:p>11093</text:p>
          </table:table-cell>
          <table:table-cell office:value-type="float" office:value="0.90186991869918698" table:formula="of:=[.F3]/[.B3]" table:style-name="ce1">
            <text:p>0.901869919</text:p>
          </table:table-cell>
          <table:table-cell office:value-type="string" office:string-value="Democratic Alliance Party" table:formula="of:=IF([.C3]=MAX([.C3:.E3]);&quot;Democratic Alliance Party&quot;;IF([.D3]=MAX([.C3:.E3]);&quot;Freedom Party&quot;;&quot;People's Party&quot;))" table:style-name="ce1">
            <text:p>Democratic Alliance Party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ntigua – North</text:p>
          </table:table-cell>
          <table:table-cell office:value-type="float" office:value="11200" table:style-name="ce1">
            <text:p>11200</text:p>
          </table:table-cell>
          <table:table-cell office:value-type="float" office:value="1402" table:style-name="ce1">
            <text:p>1402</text:p>
          </table:table-cell>
          <table:table-cell office:value-type="float" office:value="2103" table:style-name="ce1">
            <text:p>2103</text:p>
          </table:table-cell>
          <table:table-cell office:value-type="float" office:value="6100" table:style-name="ce1">
            <text:p>6100</text:p>
          </table:table-cell>
          <table:table-cell office:value-type="float" office:value="9605" table:formula="of:=SUM([.C4:.E4])" table:style-name="ce1">
            <text:p>9605</text:p>
          </table:table-cell>
          <table:table-cell office:value-type="float" office:value="0.85758928571428572" table:formula="of:=[.F4]/[.B4]" table:style-name="ce1">
            <text:p>0.857589286</text:p>
          </table:table-cell>
          <table:table-cell office:value-type="string" office:string-value="People's Party" table:formula="of:=IF([.C4]=MAX([.C4:.E4]);&quot;Democratic Alliance Party&quot;;IF([.D4]=MAX([.C4:.E4]);&quot;Freedom Party&quot;;&quot;People's Party&quot;))" table:style-name="ce1">
            <text:p>People's Party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ntigua - South</text:p>
          </table:table-cell>
          <table:table-cell office:value-type="float" office:value="9980" table:style-name="ce1">
            <text:p>9980</text:p>
          </table:table-cell>
          <table:table-cell office:value-type="float" office:value="4700" table:style-name="ce1">
            <text:p>4700</text:p>
          </table:table-cell>
          <table:table-cell office:value-type="float" office:value="456" table:style-name="ce1">
            <text:p>456</text:p>
          </table:table-cell>
          <table:table-cell office:value-type="float" office:value="1800" table:style-name="ce1">
            <text:p>1800</text:p>
          </table:table-cell>
          <table:table-cell office:value-type="float" office:value="6956" table:formula="of:=SUM([.C5:.E5])" table:style-name="ce1">
            <text:p>6956</text:p>
          </table:table-cell>
          <table:table-cell office:value-type="float" office:value="0.69699398797595191" table:formula="of:=[.F5]/[.B5]" table:style-name="ce1">
            <text:p>0.696993988</text:p>
          </table:table-cell>
          <table:table-cell office:value-type="string" office:string-value="Democratic Alliance Party" table:formula="of:=IF([.C5]=MAX([.C5:.E5]);&quot;Democratic Alliance Party&quot;;IF([.D5]=MAX([.C5:.E5]);&quot;Freedom Party&quot;;&quot;People's Party&quot;))" table:style-name="ce1">
            <text:p>Democratic Alliance Party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ntigua – West</text:p>
          </table:table-cell>
          <table:table-cell office:value-type="float" office:value="7852" table:style-name="ce1">
            <text:p>7852</text:p>
          </table:table-cell>
          <table:table-cell office:value-type="float" office:value="0" table:style-name="ce1">
            <text:p>0</text:p>
          </table:table-cell>
          <table:table-cell office:value-type="float" office:value="3200" table:style-name="ce1">
            <text:p>3200</text:p>
          </table:table-cell>
          <table:table-cell office:value-type="float" office:value="3890" table:style-name="ce1">
            <text:p>3890</text:p>
          </table:table-cell>
          <table:table-cell office:value-type="float" office:value="7090" table:formula="of:=SUM([.C6:.E6])" table:style-name="ce1">
            <text:p>7090</text:p>
          </table:table-cell>
          <table:table-cell office:value-type="float" office:value="0.90295466123280688" table:formula="of:=[.F6]/[.B6]" table:style-name="ce1">
            <text:p>0.902954661</text:p>
          </table:table-cell>
          <table:table-cell office:value-type="string" office:string-value="People's Party" table:formula="of:=IF([.C6]=MAX([.C6:.E6]);&quot;Democratic Alliance Party&quot;;IF([.D6]=MAX([.C6:.E6]);&quot;Freedom Party&quot;;&quot;People's Party&quot;))" table:style-name="ce1">
            <text:p>People's Party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Barbuda</text:p>
          </table:table-cell>
          <table:table-cell office:value-type="float" office:value="12930" table:style-name="ce1">
            <text:p>12930</text:p>
          </table:table-cell>
          <table:table-cell office:value-type="float" office:value="3021" table:style-name="ce1">
            <text:p>3021</text:p>
          </table:table-cell>
          <table:table-cell office:value-type="float" office:value="8000" table:style-name="ce1">
            <text:p>8000</text:p>
          </table:table-cell>
          <table:table-cell office:value-type="float" office:value="0" table:style-name="ce1">
            <text:p>0</text:p>
          </table:table-cell>
          <table:table-cell office:value-type="float" office:value="11021" table:formula="of:=SUM([.C7:.E7])" table:style-name="ce1">
            <text:p>11021</text:p>
          </table:table-cell>
          <table:table-cell office:value-type="float" office:value="0.8523588553750967" table:formula="of:=[.F7]/[.B7]" table:style-name="ce1">
            <text:p>0.852358855</text:p>
          </table:table-cell>
          <table:table-cell office:value-type="string" office:string-value="Freedom Party" table:formula="of:=IF([.C7]=MAX([.C7:.E7]);&quot;Democratic Alliance Party&quot;;IF([.D7]=MAX([.C7:.E7]);&quot;Freedom Party&quot;;&quot;People's Party&quot;))" table:style-name="ce1">
            <text:p>Freedom Party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Montserrat</text:p>
          </table:table-cell>
          <table:table-cell office:value-type="float" office:value="16032" table:style-name="ce1">
            <text:p>16032</text:p>
          </table:table-cell>
          <table:table-cell office:value-type="float" office:value="4032" table:style-name="ce1">
            <text:p>4032</text:p>
          </table:table-cell>
          <table:table-cell office:value-type="float" office:value="3044" table:style-name="ce1">
            <text:p>3044</text:p>
          </table:table-cell>
          <table:table-cell office:value-type="float" office:value="6905" table:style-name="ce1">
            <text:p>6905</text:p>
          </table:table-cell>
          <table:table-cell office:value-type="float" office:value="13981" table:formula="of:=SUM([.C8:.E8])" table:style-name="ce1">
            <text:p>13981</text:p>
          </table:table-cell>
          <table:table-cell office:value-type="float" office:value="0.87206836327345305" table:formula="of:=[.F8]/[.B8]" table:style-name="ce1">
            <text:p>0.872068363</text:p>
          </table:table-cell>
          <table:table-cell office:value-type="string" office:string-value="People's Party" table:formula="of:=IF([.C8]=MAX([.C8:.E8]);&quot;Democratic Alliance Party&quot;;IF([.D8]=MAX([.C8:.E8]);&quot;Freedom Party&quot;;&quot;People's Party&quot;))" table:style-name="ce1">
            <text:p>People's Party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evis</text:p>
          </table:table-cell>
          <table:table-cell office:value-type="float" office:value="29382" table:style-name="ce1">
            <text:p>29382</text:p>
          </table:table-cell>
          <table:table-cell office:value-type="float" office:value="14032" table:style-name="ce1">
            <text:p>14032</text:p>
          </table:table-cell>
          <table:table-cell office:value-type="float" office:value="8098" table:style-name="ce1">
            <text:p>8098</text:p>
          </table:table-cell>
          <table:table-cell office:value-type="float" office:value="5332" table:style-name="ce1">
            <text:p>5332</text:p>
          </table:table-cell>
          <table:table-cell office:value-type="float" office:value="27462" table:formula="of:=SUM([.C9:.E9])" table:style-name="ce1">
            <text:p>27462</text:p>
          </table:table-cell>
          <table:table-cell office:value-type="float" office:value="0.93465386971615272" table:formula="of:=[.F9]/[.B9]" table:style-name="ce1">
            <text:p>0.93465387</text:p>
          </table:table-cell>
          <table:table-cell office:value-type="string" office:string-value="Democratic Alliance Party" table:formula="of:=IF([.C9]=MAX([.C9:.E9]);&quot;Democratic Alliance Party&quot;;IF([.D9]=MAX([.C9:.E9]);&quot;Freedom Party&quot;;&quot;People's Party&quot;))" table:style-name="ce1">
            <text:p>Democratic Alliance Party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t. Kitts – Central</text:p>
          </table:table-cell>
          <table:table-cell office:value-type="float" office:value="13002" table:style-name="ce1">
            <text:p>13002</text:p>
          </table:table-cell>
          <table:table-cell office:value-type="float" office:value="2798" table:style-name="ce1">
            <text:p>2798</text:p>
          </table:table-cell>
          <table:table-cell office:value-type="float" office:value="8086" table:style-name="ce1">
            <text:p>8086</text:p>
          </table:table-cell>
          <table:table-cell office:value-type="float" office:value="543" table:style-name="ce1">
            <text:p>543</text:p>
          </table:table-cell>
          <table:table-cell office:value-type="float" office:value="11427" table:formula="of:=SUM([.C10:.E10])" table:style-name="ce1">
            <text:p>11427</text:p>
          </table:table-cell>
          <table:table-cell office:value-type="float" office:value="0.87886479003230267" table:formula="of:=[.F10]/[.B10]" table:style-name="ce1">
            <text:p>0.87886479</text:p>
          </table:table-cell>
          <table:table-cell office:value-type="string" office:string-value="Freedom Party" table:formula="of:=IF([.C10]=MAX([.C10:.E10]);&quot;Democratic Alliance Party&quot;;IF([.D10]=MAX([.C10:.E10]);&quot;Freedom Party&quot;;&quot;People's Party&quot;))" table:style-name="ce1">
            <text:p>Freedom Party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t. Kitts – North</text:p>
          </table:table-cell>
          <table:table-cell office:value-type="float" office:value="12034" table:style-name="ce1">
            <text:p>12034</text:p>
          </table:table-cell>
          <table:table-cell office:value-type="float" office:value="4568" table:style-name="ce1">
            <text:p>4568</text:p>
          </table:table-cell>
          <table:table-cell office:value-type="float" office:value="0" table:style-name="ce1">
            <text:p>0</text:p>
          </table:table-cell>
          <table:table-cell office:value-type="float" office:value="5900" table:style-name="ce1">
            <text:p>5900</text:p>
          </table:table-cell>
          <table:table-cell office:value-type="float" office:value="10468" table:formula="of:=SUM([.C11:.E11])" table:style-name="ce1">
            <text:p>10468</text:p>
          </table:table-cell>
          <table:table-cell office:value-type="float" office:value="0.86986870533488447" table:formula="of:=[.F11]/[.B11]" table:style-name="ce1">
            <text:p>0.869868705</text:p>
          </table:table-cell>
          <table:table-cell office:value-type="string" office:string-value="People's Party" table:formula="of:=IF([.C11]=MAX([.C11:.E11]);&quot;Democratic Alliance Party&quot;;IF([.D11]=MAX([.C11:.E11]);&quot;Freedom Party&quot;;&quot;People's Party&quot;))" table:style-name="ce1">
            <text:p>People's Party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t. Kitts - South</text:p>
          </table:table-cell>
          <table:table-cell office:value-type="float" office:value="8320" table:style-name="ce1">
            <text:p>8320</text:p>
          </table:table-cell>
          <table:table-cell office:value-type="float" office:value="2209" table:style-name="ce1">
            <text:p>2209</text:p>
          </table:table-cell>
          <table:table-cell office:value-type="float" office:value="987" table:style-name="ce1">
            <text:p>987</text:p>
          </table:table-cell>
          <table:table-cell office:value-type="float" office:value="4500" table:style-name="ce1">
            <text:p>4500</text:p>
          </table:table-cell>
          <table:table-cell office:value-type="float" office:value="7696" table:formula="of:=SUM([.C12:.E12])" table:style-name="ce1">
            <text:p>7696</text:p>
          </table:table-cell>
          <table:table-cell office:value-type="float" office:value="0.92500000000000004" table:formula="of:=[.F12]/[.B12]" table:style-name="ce1">
            <text:p>0.925</text:p>
          </table:table-cell>
          <table:table-cell office:value-type="string" office:string-value="People's Party" table:formula="of:=IF([.C12]=MAX([.C12:.E12]);&quot;Democratic Alliance Party&quot;;IF([.D12]=MAX([.C12:.E12]);&quot;Freedom Party&quot;;&quot;People's Party&quot;))" table:style-name="ce1">
            <text:p>People's Party</text:p>
          </table:table-cell>
          <table:table-cell table:number-columns-repeated="16376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1">
            <draw:frame draw:z-index="1" draw:id="id0" draw:style-name="a0" draw:name="Chart 1" svg:x="1.01042in" svg:y="0.17187in" svg:width="4.92708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ConstituencyName</text:p>
          </table:table-cell>
          <table:table-cell office:value-type="string" table:style-name="ce1">
            <text:p>Sum of RegisteredVoters</text:p>
          </table:table-cell>
          <table:table-cell office:value-type="string" table:style-name="ce1">
            <text:p>Sum of Total Vote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6">
            <text:p>Anguilla</text:p>
          </table:table-cell>
          <table:table-cell office:value-type="float" office:value="10000" table:style-name="ce7">
            <text:p>10000</text:p>
          </table:table-cell>
          <table:table-cell office:value-type="float" office:value="7829" table:style-name="ce7">
            <text:p>7829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Antigua – East</text:p>
          </table:table-cell>
          <table:table-cell office:value-type="float" office:value="12300" table:style-name="ce7">
            <text:p>12300</text:p>
          </table:table-cell>
          <table:table-cell office:value-type="float" office:value="11093" table:style-name="ce7">
            <text:p>11093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Antigua – North</text:p>
          </table:table-cell>
          <table:table-cell office:value-type="float" office:value="11200" table:style-name="ce7">
            <text:p>11200</text:p>
          </table:table-cell>
          <table:table-cell office:value-type="float" office:value="9605" table:style-name="ce7">
            <text:p>9605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Antigua - South</text:p>
          </table:table-cell>
          <table:table-cell office:value-type="float" office:value="9980" table:style-name="ce7">
            <text:p>9980</text:p>
          </table:table-cell>
          <table:table-cell office:value-type="float" office:value="6956" table:style-name="ce7">
            <text:p>6956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Antigua – West</text:p>
          </table:table-cell>
          <table:table-cell office:value-type="float" office:value="7852" table:style-name="ce7">
            <text:p>7852</text:p>
          </table:table-cell>
          <table:table-cell office:value-type="float" office:value="7090" table:style-name="ce7">
            <text:p>7090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Barbuda</text:p>
          </table:table-cell>
          <table:table-cell office:value-type="float" office:value="12930" table:style-name="ce7">
            <text:p>12930</text:p>
          </table:table-cell>
          <table:table-cell office:value-type="float" office:value="11021" table:style-name="ce7">
            <text:p>11021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Montserrat</text:p>
          </table:table-cell>
          <table:table-cell office:value-type="float" office:value="16032" table:style-name="ce7">
            <text:p>16032</text:p>
          </table:table-cell>
          <table:table-cell office:value-type="float" office:value="13981" table:style-name="ce7">
            <text:p>13981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Nevis</text:p>
          </table:table-cell>
          <table:table-cell office:value-type="float" office:value="29382" table:style-name="ce7">
            <text:p>29382</text:p>
          </table:table-cell>
          <table:table-cell office:value-type="float" office:value="27462" table:style-name="ce7">
            <text:p>27462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St. Kitts – Central</text:p>
          </table:table-cell>
          <table:table-cell office:value-type="float" office:value="13002" table:style-name="ce7">
            <text:p>13002</text:p>
          </table:table-cell>
          <table:table-cell office:value-type="float" office:value="11427" table:style-name="ce7">
            <text:p>11427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St. Kitts – North</text:p>
          </table:table-cell>
          <table:table-cell office:value-type="float" office:value="12034" table:style-name="ce7">
            <text:p>12034</text:p>
          </table:table-cell>
          <table:table-cell office:value-type="float" office:value="10468" table:style-name="ce7">
            <text:p>10468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St. Kitts - South</text:p>
          </table:table-cell>
          <table:table-cell office:value-type="float" office:value="8320" table:style-name="ce7">
            <text:p>8320</text:p>
          </table:table-cell>
          <table:table-cell office:value-type="float" office:value="7696" table:style-name="ce7">
            <text:p>7696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Grand Total</text:p>
          </table:table-cell>
          <table:table-cell office:value-type="float" office:value="143032" table:style-name="ce7">
            <text:p>143032</text:p>
          </table:table-cell>
          <table:table-cell office:value-type="float" office:value="124628" table:style-name="ce7">
            <text:p>124628</text:p>
          </table:table-cell>
          <table:table-cell table:number-columns-repeated="16381"/>
        </table:table-row>
        <table:table-row table:number-rows-repeated="1048548" table:style-name="ro2">
          <table:table-cell table:number-columns-repeated="16384"/>
        </table:table-row>
      </table:table>
      <table:table table:name="Charts" table:style-name="ta1">
        <table:table-column table:style-name="co5" table:number-columns-repeated="16384" table:default-cell-style-name="ce1"/>
        <table:table-row table:style-name="ro2">
          <table:table-cell office:value-type="string" table:style-name="ce1">
            <text:p>ConstituencyName</text:p>
          </table:table-cell>
          <table:table-cell office:value-type="string" table:style-name="ce1">
            <text:p>Democratic Alliance Party</text:p>
          </table:table-cell>
          <table:table-cell office:value-type="string" table:style-name="ce1">
            <text:p>Freedom Party</text:p>
          </table:table-cell>
          <table:table-cell office:value-type="string" table:style-name="ce1">
            <text:p>People's Part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Anguilla</text:p>
          </table:table-cell>
          <table:table-cell office:value-type="float" office:value="2300" table:style-name="ce1">
            <text:p>2300</text:p>
          </table:table-cell>
          <table:table-cell office:value-type="float" office:value="4500" table:style-name="ce1">
            <text:p>4500</text:p>
          </table:table-cell>
          <table:table-cell office:value-type="float" office:value="1029" table:style-name="ce1">
            <text:p>1029</text:p>
          </table:table-cell>
          <table:table-cell table:number-columns-repeated="2"/>
          <table:table-cell table:style-name="ce1">
            <draw:frame draw:z-index="1" draw:id="id1" draw:style-name="a1" draw:name="Chart 1" svg:x="0.01042in" svg:y="0.00521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office:value-type="string" table:style-name="ce1">
            <text:p>Antigua – East</text:p>
          </table:table-cell>
          <table:table-cell office:value-type="float" office:value="7590" table:style-name="ce1">
            <text:p>7590</text:p>
          </table:table-cell>
          <table:table-cell office:value-type="float" office:value="1203" table:style-name="ce1">
            <text:p>1203</text:p>
          </table:table-cell>
          <table:table-cell office:value-type="float" office:value="2300" table:style-name="ce1">
            <text:p>230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Antigua – North</text:p>
          </table:table-cell>
          <table:table-cell office:value-type="float" office:value="1402" table:style-name="ce1">
            <text:p>1402</text:p>
          </table:table-cell>
          <table:table-cell office:value-type="float" office:value="2103" table:style-name="ce1">
            <text:p>2103</text:p>
          </table:table-cell>
          <table:table-cell office:value-type="float" office:value="6100" table:style-name="ce1">
            <text:p>610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Antigua - South</text:p>
          </table:table-cell>
          <table:table-cell office:value-type="float" office:value="4700" table:style-name="ce1">
            <text:p>4700</text:p>
          </table:table-cell>
          <table:table-cell office:value-type="float" office:value="456" table:style-name="ce1">
            <text:p>456</text:p>
          </table:table-cell>
          <table:table-cell office:value-type="float" office:value="1800" table:style-name="ce1">
            <text:p>180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Antigua – West</text:p>
          </table:table-cell>
          <table:table-cell office:value-type="float" office:value="0" table:style-name="ce1">
            <text:p>0</text:p>
          </table:table-cell>
          <table:table-cell office:value-type="float" office:value="3200" table:style-name="ce1">
            <text:p>3200</text:p>
          </table:table-cell>
          <table:table-cell office:value-type="float" office:value="3890" table:style-name="ce1">
            <text:p>389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Barbuda</text:p>
          </table:table-cell>
          <table:table-cell office:value-type="float" office:value="3021" table:style-name="ce1">
            <text:p>3021</text:p>
          </table:table-cell>
          <table:table-cell office:value-type="float" office:value="8000" table:style-name="ce1">
            <text:p>800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ontserrat</text:p>
          </table:table-cell>
          <table:table-cell office:value-type="float" office:value="4032" table:style-name="ce1">
            <text:p>4032</text:p>
          </table:table-cell>
          <table:table-cell office:value-type="float" office:value="3044" table:style-name="ce1">
            <text:p>3044</text:p>
          </table:table-cell>
          <table:table-cell office:value-type="float" office:value="6905" table:style-name="ce1">
            <text:p>690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evis</text:p>
          </table:table-cell>
          <table:table-cell office:value-type="float" office:value="14032" table:style-name="ce1">
            <text:p>14032</text:p>
          </table:table-cell>
          <table:table-cell office:value-type="float" office:value="8098" table:style-name="ce1">
            <text:p>8098</text:p>
          </table:table-cell>
          <table:table-cell office:value-type="float" office:value="5332" table:style-name="ce1">
            <text:p>533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t. Kitts – Central</text:p>
          </table:table-cell>
          <table:table-cell office:value-type="float" office:value="2798" table:style-name="ce1">
            <text:p>2798</text:p>
          </table:table-cell>
          <table:table-cell office:value-type="float" office:value="8086" table:style-name="ce1">
            <text:p>8086</text:p>
          </table:table-cell>
          <table:table-cell office:value-type="float" office:value="543" table:style-name="ce1">
            <text:p>54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t. Kitts – North</text:p>
          </table:table-cell>
          <table:table-cell office:value-type="float" office:value="4568" table:style-name="ce1">
            <text:p>4568</text:p>
          </table:table-cell>
          <table:table-cell office:value-type="float" office:value="0" table:style-name="ce1">
            <text:p>0</text:p>
          </table:table-cell>
          <table:table-cell office:value-type="float" office:value="5900" table:style-name="ce1">
            <text:p>590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t. Kitts - South</text:p>
          </table:table-cell>
          <table:table-cell office:value-type="float" office:value="2209" table:style-name="ce1">
            <text:p>2209</text:p>
          </table:table-cell>
          <table:table-cell office:value-type="float" office:value="987" table:style-name="ce1">
            <text:p>987</text:p>
          </table:table-cell>
          <table:table-cell office:value-type="float" office:value="4500" table:style-name="ce1">
            <text:p>4500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Sequenced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1">
            <text:p>ConstituencyName</text:p>
          </table:table-cell>
          <table:table-cell office:value-type="string" table:style-name="ce1">
            <text:p>RegisteredVoters</text:p>
          </table:table-cell>
          <table:table-cell office:value-type="string" table:style-name="ce1">
            <text:p>Democratic Alliance Party</text:p>
          </table:table-cell>
          <table:table-cell office:value-type="string" table:style-name="ce1">
            <text:p>Freedom Party</text:p>
          </table:table-cell>
          <table:table-cell office:value-type="string" table:style-name="ce1">
            <text:p>People's Party</text:p>
          </table:table-cell>
          <table:table-cell office:value-type="string" table:style-name="ce1">
            <text:p>Total Votes</text:p>
          </table:table-cell>
          <table:table-cell office:value-type="string" table:style-name="ce2">
            <text:p>Percent Turnout<text:s/></text:p>
          </table:table-cell>
          <table:table-cell office:value-type="string" table:style-name="ce1">
            <text:p>Winner<text:s/>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ntigua - South</text:p>
          </table:table-cell>
          <table:table-cell office:value-type="float" office:value="9980" table:style-name="ce1">
            <text:p>9980</text:p>
          </table:table-cell>
          <table:table-cell office:value-type="float" office:value="4700" table:style-name="ce1">
            <text:p>4700</text:p>
          </table:table-cell>
          <table:table-cell office:value-type="float" office:value="456" table:style-name="ce1">
            <text:p>456</text:p>
          </table:table-cell>
          <table:table-cell office:value-type="float" office:value="1800" table:style-name="ce1">
            <text:p>1800</text:p>
          </table:table-cell>
          <table:table-cell office:value-type="float" office:value="6956" table:formula="of:=SUM([.C2:.E2])" table:style-name="ce1">
            <text:p>6956</text:p>
          </table:table-cell>
          <table:table-cell office:value-type="float" office:value="0.69699398797595191" table:formula="of:=[.F2]/[.B2]" table:style-name="ce1">
            <text:p>0.696993988</text:p>
          </table:table-cell>
          <table:table-cell office:value-type="string" office:string-value="Democratic Alliance Party" table:formula="of:=IF([.C2]=MAX([.C2:.E2]);&quot;Democratic Alliance Party&quot;;IF([.D2]=MAX([.C2:.E2]);&quot;Freedom Party&quot;;&quot;People's Party&quot;))" table:style-name="ce1">
            <text:p>Democratic Alliance Party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ntigua – East</text:p>
          </table:table-cell>
          <table:table-cell office:value-type="float" office:value="12300" table:style-name="ce1">
            <text:p>12300</text:p>
          </table:table-cell>
          <table:table-cell office:value-type="float" office:value="7590" table:style-name="ce1">
            <text:p>7590</text:p>
          </table:table-cell>
          <table:table-cell office:value-type="float" office:value="1203" table:style-name="ce1">
            <text:p>1203</text:p>
          </table:table-cell>
          <table:table-cell office:value-type="float" office:value="2300" table:style-name="ce1">
            <text:p>2300</text:p>
          </table:table-cell>
          <table:table-cell office:value-type="float" office:value="11093" table:formula="of:=SUM([.C3:.E3])" table:style-name="ce1">
            <text:p>11093</text:p>
          </table:table-cell>
          <table:table-cell office:value-type="float" office:value="0.90186991869918698" table:formula="of:=[.F3]/[.B3]" table:style-name="ce1">
            <text:p>0.901869919</text:p>
          </table:table-cell>
          <table:table-cell office:value-type="string" office:string-value="Democratic Alliance Party" table:formula="of:=IF([.C3]=MAX([.C3:.E3]);&quot;Democratic Alliance Party&quot;;IF([.D3]=MAX([.C3:.E3]);&quot;Freedom Party&quot;;&quot;People's Party&quot;))" table:style-name="ce1">
            <text:p>Democratic Alliance Party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Nevis</text:p>
          </table:table-cell>
          <table:table-cell office:value-type="float" office:value="29382" table:style-name="ce1">
            <text:p>29382</text:p>
          </table:table-cell>
          <table:table-cell office:value-type="float" office:value="14032" table:style-name="ce1">
            <text:p>14032</text:p>
          </table:table-cell>
          <table:table-cell office:value-type="float" office:value="8098" table:style-name="ce1">
            <text:p>8098</text:p>
          </table:table-cell>
          <table:table-cell office:value-type="float" office:value="5332" table:style-name="ce1">
            <text:p>5332</text:p>
          </table:table-cell>
          <table:table-cell office:value-type="float" office:value="27462" table:formula="of:=SUM([.C4:.E4])" table:style-name="ce1">
            <text:p>27462</text:p>
          </table:table-cell>
          <table:table-cell office:value-type="float" office:value="0.93465386971615272" table:formula="of:=[.F4]/[.B4]" table:style-name="ce1">
            <text:p>0.93465387</text:p>
          </table:table-cell>
          <table:table-cell office:value-type="string" office:string-value="Democratic Alliance Party" table:formula="of:=IF([.C4]=MAX([.C4:.E4]);&quot;Democratic Alliance Party&quot;;IF([.D4]=MAX([.C4:.E4]);&quot;Freedom Party&quot;;&quot;People's Party&quot;))" table:style-name="ce1">
            <text:p>Democratic Alliance Party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nguilla</text:p>
          </table:table-cell>
          <table:table-cell office:value-type="float" office:value="10000" table:style-name="ce1">
            <text:p>10000</text:p>
          </table:table-cell>
          <table:table-cell office:value-type="float" office:value="2300" table:style-name="ce1">
            <text:p>2300</text:p>
          </table:table-cell>
          <table:table-cell office:value-type="float" office:value="4500" table:style-name="ce1">
            <text:p>4500</text:p>
          </table:table-cell>
          <table:table-cell office:value-type="float" office:value="1029" table:style-name="ce1">
            <text:p>1029</text:p>
          </table:table-cell>
          <table:table-cell office:value-type="float" office:value="7829" table:formula="of:=SUM([.C5:.E5])" table:style-name="ce1">
            <text:p>7829</text:p>
          </table:table-cell>
          <table:table-cell office:value-type="float" office:value="0.78290000000000004" table:formula="of:=[.F5]/[.B5]" table:style-name="ce1">
            <text:p>0.7829</text:p>
          </table:table-cell>
          <table:table-cell office:value-type="string" office:string-value="Freedom Party" table:formula="of:=IF([.C5]=MAX([.C5:.E5]);&quot;Democratic Alliance Party&quot;;IF([.D5]=MAX([.C5:.E5]);&quot;Freedom Party&quot;;&quot;People's Party&quot;))" table:style-name="ce1">
            <text:p>Freedom Party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Barbuda</text:p>
          </table:table-cell>
          <table:table-cell office:value-type="float" office:value="12930" table:style-name="ce1">
            <text:p>12930</text:p>
          </table:table-cell>
          <table:table-cell office:value-type="float" office:value="3021" table:style-name="ce1">
            <text:p>3021</text:p>
          </table:table-cell>
          <table:table-cell office:value-type="float" office:value="8000" table:style-name="ce1">
            <text:p>8000</text:p>
          </table:table-cell>
          <table:table-cell office:value-type="float" office:value="0" table:style-name="ce1">
            <text:p>0</text:p>
          </table:table-cell>
          <table:table-cell office:value-type="float" office:value="11021" table:formula="of:=SUM([.C6:.E6])" table:style-name="ce1">
            <text:p>11021</text:p>
          </table:table-cell>
          <table:table-cell office:value-type="float" office:value="0.8523588553750967" table:formula="of:=[.F6]/[.B6]" table:style-name="ce1">
            <text:p>0.852358855</text:p>
          </table:table-cell>
          <table:table-cell office:value-type="string" office:string-value="Freedom Party" table:formula="of:=IF([.C6]=MAX([.C6:.E6]);&quot;Democratic Alliance Party&quot;;IF([.D6]=MAX([.C6:.E6]);&quot;Freedom Party&quot;;&quot;People's Party&quot;))" table:style-name="ce1">
            <text:p>Freedom Party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t. Kitts – Central</text:p>
          </table:table-cell>
          <table:table-cell office:value-type="float" office:value="13002" table:style-name="ce1">
            <text:p>13002</text:p>
          </table:table-cell>
          <table:table-cell office:value-type="float" office:value="2798" table:style-name="ce1">
            <text:p>2798</text:p>
          </table:table-cell>
          <table:table-cell office:value-type="float" office:value="8086" table:style-name="ce1">
            <text:p>8086</text:p>
          </table:table-cell>
          <table:table-cell office:value-type="float" office:value="543" table:style-name="ce1">
            <text:p>543</text:p>
          </table:table-cell>
          <table:table-cell office:value-type="float" office:value="11427" table:formula="of:=SUM([.C7:.E7])" table:style-name="ce1">
            <text:p>11427</text:p>
          </table:table-cell>
          <table:table-cell office:value-type="float" office:value="0.87886479003230267" table:formula="of:=[.F7]/[.B7]" table:style-name="ce1">
            <text:p>0.87886479</text:p>
          </table:table-cell>
          <table:table-cell office:value-type="string" office:string-value="Freedom Party" table:formula="of:=IF([.C7]=MAX([.C7:.E7]);&quot;Democratic Alliance Party&quot;;IF([.D7]=MAX([.C7:.E7]);&quot;Freedom Party&quot;;&quot;People's Party&quot;))" table:style-name="ce1">
            <text:p>Freedom Party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ntigua – West</text:p>
          </table:table-cell>
          <table:table-cell office:value-type="float" office:value="7852" table:style-name="ce1">
            <text:p>7852</text:p>
          </table:table-cell>
          <table:table-cell office:value-type="float" office:value="0" table:style-name="ce1">
            <text:p>0</text:p>
          </table:table-cell>
          <table:table-cell office:value-type="float" office:value="3200" table:style-name="ce1">
            <text:p>3200</text:p>
          </table:table-cell>
          <table:table-cell office:value-type="float" office:value="3890" table:style-name="ce1">
            <text:p>3890</text:p>
          </table:table-cell>
          <table:table-cell office:value-type="float" office:value="7090" table:formula="of:=SUM([.C8:.E8])" table:style-name="ce1">
            <text:p>7090</text:p>
          </table:table-cell>
          <table:table-cell office:value-type="float" office:value="0.90295466123280688" table:formula="of:=[.F8]/[.B8]" table:style-name="ce1">
            <text:p>0.902954661</text:p>
          </table:table-cell>
          <table:table-cell office:value-type="string" office:string-value="People's Party" table:formula="of:=IF([.C8]=MAX([.C8:.E8]);&quot;Democratic Alliance Party&quot;;IF([.D8]=MAX([.C8:.E8]);&quot;Freedom Party&quot;;&quot;People's Party&quot;))" table:style-name="ce1">
            <text:p>People's Party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t. Kitts - South</text:p>
          </table:table-cell>
          <table:table-cell office:value-type="float" office:value="8320" table:style-name="ce1">
            <text:p>8320</text:p>
          </table:table-cell>
          <table:table-cell office:value-type="float" office:value="2209" table:style-name="ce1">
            <text:p>2209</text:p>
          </table:table-cell>
          <table:table-cell office:value-type="float" office:value="987" table:style-name="ce1">
            <text:p>987</text:p>
          </table:table-cell>
          <table:table-cell office:value-type="float" office:value="4500" table:style-name="ce1">
            <text:p>4500</text:p>
          </table:table-cell>
          <table:table-cell office:value-type="float" office:value="7696" table:formula="of:=SUM([.C9:.E9])" table:style-name="ce1">
            <text:p>7696</text:p>
          </table:table-cell>
          <table:table-cell office:value-type="float" office:value="0.92500000000000004" table:formula="of:=[.F9]/[.B9]" table:style-name="ce1">
            <text:p>0.925</text:p>
          </table:table-cell>
          <table:table-cell office:value-type="string" office:string-value="People's Party" table:formula="of:=IF([.C9]=MAX([.C9:.E9]);&quot;Democratic Alliance Party&quot;;IF([.D9]=MAX([.C9:.E9]);&quot;Freedom Party&quot;;&quot;People's Party&quot;))" table:style-name="ce1">
            <text:p>People's Party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ntigua – North</text:p>
          </table:table-cell>
          <table:table-cell office:value-type="float" office:value="11200" table:style-name="ce1">
            <text:p>11200</text:p>
          </table:table-cell>
          <table:table-cell office:value-type="float" office:value="1402" table:style-name="ce1">
            <text:p>1402</text:p>
          </table:table-cell>
          <table:table-cell office:value-type="float" office:value="2103" table:style-name="ce1">
            <text:p>2103</text:p>
          </table:table-cell>
          <table:table-cell office:value-type="float" office:value="6100" table:style-name="ce1">
            <text:p>6100</text:p>
          </table:table-cell>
          <table:table-cell office:value-type="float" office:value="9605" table:formula="of:=SUM([.C10:.E10])" table:style-name="ce1">
            <text:p>9605</text:p>
          </table:table-cell>
          <table:table-cell office:value-type="float" office:value="0.85758928571428572" table:formula="of:=[.F10]/[.B10]" table:style-name="ce1">
            <text:p>0.857589286</text:p>
          </table:table-cell>
          <table:table-cell office:value-type="string" office:string-value="People's Party" table:formula="of:=IF([.C10]=MAX([.C10:.E10]);&quot;Democratic Alliance Party&quot;;IF([.D10]=MAX([.C10:.E10]);&quot;Freedom Party&quot;;&quot;People's Party&quot;))" table:style-name="ce1">
            <text:p>People's Party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St. Kitts – North</text:p>
          </table:table-cell>
          <table:table-cell office:value-type="float" office:value="12034" table:style-name="ce1">
            <text:p>12034</text:p>
          </table:table-cell>
          <table:table-cell office:value-type="float" office:value="4568" table:style-name="ce1">
            <text:p>4568</text:p>
          </table:table-cell>
          <table:table-cell office:value-type="float" office:value="0" table:style-name="ce1">
            <text:p>0</text:p>
          </table:table-cell>
          <table:table-cell office:value-type="float" office:value="5900" table:style-name="ce1">
            <text:p>5900</text:p>
          </table:table-cell>
          <table:table-cell office:value-type="float" office:value="10468" table:formula="of:=SUM([.C11:.E11])" table:style-name="ce1">
            <text:p>10468</text:p>
          </table:table-cell>
          <table:table-cell office:value-type="float" office:value="0.86986870533488447" table:formula="of:=[.F11]/[.B11]" table:style-name="ce1">
            <text:p>0.869868705</text:p>
          </table:table-cell>
          <table:table-cell office:value-type="string" office:string-value="People's Party" table:formula="of:=IF([.C11]=MAX([.C11:.E11]);&quot;Democratic Alliance Party&quot;;IF([.D11]=MAX([.C11:.E11]);&quot;Freedom Party&quot;;&quot;People's Party&quot;))" table:style-name="ce1">
            <text:p>People's Party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Montserrat</text:p>
          </table:table-cell>
          <table:table-cell office:value-type="float" office:value="16032" table:style-name="ce1">
            <text:p>16032</text:p>
          </table:table-cell>
          <table:table-cell office:value-type="float" office:value="4032" table:style-name="ce1">
            <text:p>4032</text:p>
          </table:table-cell>
          <table:table-cell office:value-type="float" office:value="3044" table:style-name="ce1">
            <text:p>3044</text:p>
          </table:table-cell>
          <table:table-cell office:value-type="float" office:value="6905" table:style-name="ce1">
            <text:p>6905</text:p>
          </table:table-cell>
          <table:table-cell office:value-type="float" office:value="13981" table:formula="of:=SUM([.C12:.E12])" table:style-name="ce1">
            <text:p>13981</text:p>
          </table:table-cell>
          <table:table-cell office:value-type="float" office:value="0.87206836327345305" table:formula="of:=[.F12]/[.B12]" table:style-name="ce1">
            <text:p>0.872068363</text:p>
          </table:table-cell>
          <table:table-cell office:value-type="string" office:string-value="People's Party" table:formula="of:=IF([.C12]=MAX([.C12:.E12]);&quot;Democratic Alliance Party&quot;;IF([.D12]=MAX([.C12:.E12]);&quot;Freedom Party&quot;;&quot;People's Party&quot;))" table:style-name="ce1">
            <text:p>People's Party</text:p>
          </table:table-cell>
          <table:table-cell table:number-columns-repeated="16376"/>
        </table:table-row>
        <table:table-row table:number-rows-repeated="1048564" table:style-name="ro2">
          <table:table-cell table:number-columns-repeated="16384"/>
        </table:table-row>
        <table:named-expressions>
          <table:named-range table:name="Constituency" table:cell-range-address="Sequenced.$A$1:Sequenced.$B$12" table:base-cell-address="Sequenced.$A$1"/>
        </table:named-expressions>
      </table:table>
      <table:table table:name="Extraction" table:style-name="ta1">
        <table:table-column table:style-name="co5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Summary" table:style-name="ta1"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5" table:number-columns-repeated="16380" table:default-cell-style-name="ce1"/>
        <table:table-row table:style-name="ro2">
          <table:table-cell table:style-name="ce3"/>
          <table:table-cell office:value-type="string" table:style-name="ce3">
            <text:p>Democratic Alliance Party</text:p>
          </table:table-cell>
          <table:table-cell office:value-type="string" table:style-name="ce3">
            <text:p>Freedom Party</text:p>
          </table:table-cell>
          <table:table-cell office:value-type="string" table:style-name="ce3">
            <text:p>People's Party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nstituencies Won</text:p>
          </table:table-cell>
          <table:table-cell office:value-type="float" office:value="3" table:formula="of:=COUNTIF([Results.H2:.H13];&quot;Democratic Alliance Party&quot;)" table:style-name="ce3">
            <text:p>3</text:p>
          </table:table-cell>
          <table:table-cell office:value-type="float" office:value="3" table:formula="of:=COUNTIF([Results.H2:.H13];&quot;Freedom Party&quot;)" table:style-name="ce3">
            <text:p>3</text:p>
          </table:table-cell>
          <table:table-cell office:value-type="float" office:value="5" table:formula="of:=COUNTIF([Results.H2:.H13];&quot;People's Party&quot;)" table:style-name="ce3">
            <text:p>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% of Votes Cast</text:p>
          </table:table-cell>
          <table:table-cell office:value-type="float" office:value="0.3566052572455628" table:formula="of:=(SUM([Results.C2:.C11]))/SUM([Results.F2:.F12])" table:style-name="ce3">
            <text:p>0.356605257</text:p>
          </table:table-cell>
          <table:table-cell office:value-type="float" office:value="0.31836344962608726" table:formula="of:=(SUM([Results.D2:.D12]))/SUM([Results.F2:.F12])" table:style-name="ce3">
            <text:p>0.31836345</text:p>
          </table:table-cell>
          <table:table-cell office:value-type="float" office:value="0.30730654427576465" table:formula="of:=(SUM([Results.E2:.E12]))/SUM([Results.F2:.F12])" table:style-name="ce3">
            <text:p>0.307306544</text:p>
          </table:table-cell>
          <table:table-cell table:number-columns-repeated="16380"/>
        </table:table-row>
        <table:table-row table:number-rows-repeated="1048573" table:style-name="ro2">
          <table:table-cell table:number-columns-repeated="16384"/>
        </table:table-row>
      </table:table>
      <table:named-expressions>
        <table:named-range table:name="Constituency" table:cell-range-address="Results.$A$1:Results.$B$12" table:base-cell-address="Results.$A$1"/>
      </table:named-expressions>
      <table:database-ranges>
        <table:database-range table:target-range-address="Sequenced.A2:Sequenced.H12" table:contains-header="false">
          <table:sort>
            <table:sort-by table:field-number="7"/>
            <table:sort-by table:field-number="5"/>
          </table:sort>
        </table:database-range>
      </table:database-ranges>
      <table:data-pilot-tables>
        <table:data-pilot-table table:name="PivotTable1" table:target-range-address="Results.A16:Results.C28" table:show-filter-button="false" table:buttons="Results.A16">
          <table:source-cell-range table:cell-range-address="Results.A1:Results.H12"/>
          <table:data-pilot-field table:source-field-name="Values" table:orientation="column" table:is-data-layout-field="true">
            <table:data-pilot-level table:show-empty="true"/>
          </table:data-pilot-field>
          <table:data-pilot-field table:source-field-name="ConstituencyName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RegisteredVoters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otal Votes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mocratic Alliance Par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reedom Par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People's Par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Percent Turnout 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Winner 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527</meta:generator>
    <meta:initial-creator>Freetown</meta:initial-creator>
    <dc:creator>Prf-Alekie</dc:creator>
    <meta:creation-date>2021-10-22T07:48:43Z</meta:creation-date>
    <dc:date>2021-11-11T04:25:1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54.75pt" chart:style-name="Crt0"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2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2" chart:class="chart:bar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bar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Sum of RegisteredVoters</text:p>
              </table:table-cell>
              <table:table-cell office:value-type="string">
                <text:p>Sum of Total Votes</text:p>
              </table:table-cell>
            </table:table-row>
          </table:table-header-rows>
          <table:table-row>
            <table:table-cell office:value-type="string">
              <text:p>Anguilla</text:p>
            </table:table-cell>
            <table:table-cell office:value-type="float" office:value="10000"/>
            <table:table-cell office:value-type="float" office:value="7829"/>
          </table:table-row>
          <table:table-row>
            <table:table-cell office:value-type="string">
              <text:p>Antigua – East</text:p>
            </table:table-cell>
            <table:table-cell office:value-type="float" office:value="12300"/>
            <table:table-cell office:value-type="float" office:value="11093"/>
          </table:table-row>
          <table:table-row>
            <table:table-cell office:value-type="string">
              <text:p>Antigua – North</text:p>
            </table:table-cell>
            <table:table-cell office:value-type="float" office:value="11200"/>
            <table:table-cell office:value-type="float" office:value="9605"/>
          </table:table-row>
          <table:table-row>
            <table:table-cell office:value-type="string">
              <text:p>Antigua - South</text:p>
            </table:table-cell>
            <table:table-cell office:value-type="float" office:value="9980"/>
            <table:table-cell office:value-type="float" office:value="6956"/>
          </table:table-row>
          <table:table-row>
            <table:table-cell office:value-type="string">
              <text:p>Antigua – West</text:p>
            </table:table-cell>
            <table:table-cell office:value-type="float" office:value="7852"/>
            <table:table-cell office:value-type="float" office:value="7090"/>
          </table:table-row>
          <table:table-row>
            <table:table-cell office:value-type="string">
              <text:p>Barbuda</text:p>
            </table:table-cell>
            <table:table-cell office:value-type="float" office:value="12930"/>
            <table:table-cell office:value-type="float" office:value="11021"/>
          </table:table-row>
          <table:table-row>
            <table:table-cell office:value-type="string">
              <text:p>Montserrat</text:p>
            </table:table-cell>
            <table:table-cell office:value-type="float" office:value="16032"/>
            <table:table-cell office:value-type="float" office:value="13981"/>
          </table:table-row>
          <table:table-row>
            <table:table-cell office:value-type="string">
              <text:p>Nevis</text:p>
            </table:table-cell>
            <table:table-cell office:value-type="float" office:value="29382"/>
            <table:table-cell office:value-type="float" office:value="27462"/>
          </table:table-row>
          <table:table-row>
            <table:table-cell office:value-type="string">
              <text:p>St. Kitts – Central</text:p>
            </table:table-cell>
            <table:table-cell office:value-type="float" office:value="13002"/>
            <table:table-cell office:value-type="float" office:value="11427"/>
          </table:table-row>
          <table:table-row>
            <table:table-cell office:value-type="string">
              <text:p>St. Kitts – North</text:p>
            </table:table-cell>
            <table:table-cell office:value-type="float" office:value="12034"/>
            <table:table-cell office:value-type="float" office:value="10468"/>
          </table:table-row>
          <table:table-row>
            <table:table-cell office:value-type="string">
              <text:p>St. Kitts - South</text:p>
            </table:table-cell>
            <table:table-cell office:value-type="float" office:value="8320"/>
            <table:table-cell office:value-type="float" office:value="7696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Party Votes Per Consituency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Charts.$A$2:.$A$12"/>
          </chart:axis>
          <chart:axis chart:dimension="y" chart:name="primary-y" chart:style-name="Axs1">
            <chart:grid chart:class="major" chart:style-name="GMa1"/>
          </chart:axis>
          <chart:series chart:label-cell-address="Charts.$B$1" chart:values-cell-range-address="Charts.$B$2:.$B$12" chart:class="chart:bar" chart:attached-axis="primary-y" chart:style-name="G0S0">
            <chart:data-point chart:repeated="11"/>
          </chart:series>
          <chart:series chart:label-cell-address="Charts.$C$1" chart:values-cell-range-address="Charts.$C$2:.$C$12" chart:class="chart:bar" chart:attached-axis="primary-y" chart:style-name="G0S1">
            <chart:data-point chart:repeated="11"/>
          </chart:series>
          <chart:series chart:label-cell-address="Charts.$D$1" chart:values-cell-range-address="Charts.$D$2:.$D$12" chart:class="chart:bar" chart:attached-axis="primary-y" chart:style-name="G0S2">
            <chart:data-point chart:repeated="1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